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800000041A8329F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cbf89" officeooo:paragraph-rsid="001cbf89"/>
    </style:style>
    <style:style style:name="P3" style:family="paragraph" style:parent-style-name="Standard">
      <style:text-properties officeooo:rsid="000d9110" officeooo:paragraph-rsid="001cbf89"/>
    </style:style>
    <style:style style:name="P4" style:family="paragraph" style:parent-style-name="Standard">
      <style:text-properties officeooo:rsid="000d9110" officeooo:paragraph-rsid="000d9110"/>
    </style:style>
    <style:style style:name="P5" style:family="paragraph" style:parent-style-name="Standard">
      <style:text-properties officeooo:rsid="001d1898" officeooo:paragraph-rsid="001d1898"/>
    </style:style>
    <style:style style:name="T1" style:family="text">
      <style:text-properties officeooo:rsid="00191d7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1">9.10</text:span></text:p>
      <text:p text:style-name="P1"/>
      <text:p text:style-name="P5">/*</text:p>
      <text:p text:style-name="P5"><text:s/>* 10. Reverse Array</text:p>
      <text:p text:style-name="P5"><text:s/>*</text:p>
      <text:p text:style-name="P5"><text:s/>* Provides a function that accepts an array and returns a pointer</text:p>
      <text:p text:style-name="P5"><text:s/>* to a new array that has it's contents in reverse order.</text:p>
      <text:p text:style-name="P5"><text:s/>*/</text:p>
      <text:p text:style-name="P5"></text:p>
      <text:p text:style-name="P5">#include &lt;iostream&gt;</text:p>
      <text:p text:style-name="P5"></text:p>
      <text:p text:style-name="P5">using namespace std;</text:p>
      <text:p text:style-name="P5"></text:p>
      <text:p text:style-name="P5">int *reverse(int const *, const int);</text:p>
      <text:p text:style-name="P5">void showArray(int const *, const int);</text:p>
      <text:p text:style-name="P5"></text:p>
      <text:p text:style-name="P5">int main()</text:p>
      <text:p text:style-name="P5">{</text:p>
      <text:p text:style-name="P5"><text:tab/>const int SIZE = 10;</text:p>
      <text:p text:style-name="P5"><text:tab/>int array[SIZE];</text:p>
      <text:p text:style-name="P5"><text:tab/>for (int i = 0; i &lt; SIZE; i++)</text:p>
      <text:p text:style-name="P5"><text:tab/>{</text:p>
      <text:p text:style-name="P5"><text:tab/><text:tab/>array[i] = i;</text:p>
      <text:p text:style-name="P5"><text:tab/>}</text:p>
      <text:p text:style-name="P5"><text:tab/></text:p>
      <text:p text:style-name="P5"><text:tab/>showArray(array, SIZE);</text:p>
      <text:p text:style-name="P5"><text:tab/>int *reversed = reverse(array, SIZE);</text:p>
      <text:p text:style-name="P5"><text:tab/>showArray(reversed, SIZE);</text:p>
      <text:p text:style-name="P5"><text:tab/></text:p>
      <text:p text:style-name="P5"><text:tab/>delete [] reversed;</text:p>
      <text:p text:style-name="P5"><text:tab/>reversed = nullptr;</text:p>
      <text:p text:style-name="P5"><text:tab/>return 0;</text:p>
      <text:p text:style-name="P5">}</text:p>
      <text:p text:style-name="P5"></text:p>
      <text:p text:style-name="P5">void showArray(int const *arr, const int size)</text:p>
      <text:p text:style-name="P5">{</text:p>
      <text:p text:style-name="P5"><text:tab/>for (int i = 0; i &lt; size; i++)</text:p>
      <text:p text:style-name="P5"><text:tab/>{</text:p>
      <text:p text:style-name="P5"><text:tab/><text:tab/>cout &lt;&lt; arr[i] &lt;&lt; " ";</text:p>
      <text:p text:style-name="P5"><text:tab/>}</text:p>
      <text:p text:style-name="P5"><text:tab/>cout &lt;&lt; endl;</text:p>
      <text:p text:style-name="P5">}</text:p>
      <text:p text:style-name="P5"></text:p>
      <text:p text:style-name="P5">int *reverse(int const *arr, const int size)</text:p>
      <text:p text:style-name="P5">{</text:p>
      <text:p text:style-name="P5"><text:tab/>int *reversed = nullptr;</text:p>
      <text:p text:style-name="P5"><text:tab/>reversed = new int[size];</text:p>
      <text:p text:style-name="P5"><text:soft-page-break/><text:tab/>int insertIndex = size - 1;</text:p>
      <text:p text:style-name="P5"><text:tab/></text:p>
      <text:p text:style-name="P5"><text:tab/>for (int i = 0; i &lt; size; i++)</text:p>
      <text:p text:style-name="P5"><text:tab/>{</text:p>
      <text:p text:style-name="P5"><text:tab/><text:tab/>reversed[insertIndex--] = i;</text:p>
      <text:p text:style-name="P5"><text:tab/>}</text:p>
      <text:p text:style-name="P5"><text:tab/>return reversed;</text:p>
      <text:p text:style-name="P5">}</text:p>
      <text:p text:style-name="P5"/>
      <text:p text:style-name="P1"/>
      <text:p text:style-name="P3"><draw:frame draw:style-name="fr1" draw:name="Image1" text:anchor-type="paragraph" svg:width="5.4374in" svg:height="0.5075in" draw:z-index="0"><draw:image xlink:href="Pictures/10000000000002B800000041A8329F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15T11:14:18.449169679</dc:date>
    <meta:editing-duration>P0D</meta:editing-duration>
    <meta:editing-cycles>7</meta:editing-cycles>
    <meta:generator>LibreOffice/4.2.6.3$Linux_X86_64 LibreOffice_project/420$Build-3</meta:generator>
    <meta:document-statistic meta:table-count="0" meta:image-count="1" meta:object-count="0" meta:page-count="2" meta:paragraph-count="56" meta:word-count="164" meta:character-count="916" meta:non-whitespace-character-count="711"/>
  </office:meta>
</office:document-meta>
</file>